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Colum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DeserializerTest2.test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setColumn1( String colum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Colum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Deserializer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ngFieldDeserializerTest2.test_integ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setColumn3( Long colum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